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92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7898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3.589in"/>
    </style:style>
    <style:style style:name="co6" style:family="table-column">
      <style:table-column-properties fo:break-before="auto" style:column-width="1.9102in"/>
    </style:style>
    <style:style style:name="co7" style:family="table-column">
      <style:table-column-properties fo:break-before="auto" style:column-width="1.8126in"/>
    </style:style>
    <style:style style:name="co8" style:family="table-column">
      <style:table-column-properties fo:break-before="auto" style:column-width="1.4244in"/>
    </style:style>
    <style:style style:name="co9" style:family="table-column">
      <style:table-column-properties fo:break-before="auto" style:column-width="0.67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1.9319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016in" fo:break-before="auto" style:use-optimal-row-height="false"/>
    </style:style>
    <style:style style:name="ro7" style:family="table-row">
      <style:table-row-properties style:row-height="0.2154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ta1" style:family="table" style:master-page-name="PageStyle_5f_Version_20_2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12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 style:data-style-name="N8121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8121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 style:data-style-name="N8121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8121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8121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 style:data-style-name="N8121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</style:style>
    <style:style style:name="ce21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8121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 style:data-style-name="N8121">
      <style:table-cell-properties fo:border-bottom="0.0138in solid #000000" fo:background-color="#f4b183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 style:data-style-name="N8121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 style:data-style-name="N812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2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1016" table:default-cell-style-name="ce16"/>
        <table:table-row table:style-name="ro1">
          <table:table-cell table:style-name="ce1" office:value-type="string">
            <text:p>Week</text:p>
          </table:table-cell>
          <table:table-cell table:style-name="ce8" office:value-type="string">
            <text:p>Date From </text:p>
          </table:table-cell>
          <table:table-cell table:style-name="ce17" office:value-type="string">
            <text:p>Date To</text:p>
          </table:table-cell>
          <table:table-cell table:style-name="ce17" office:value-type="string">
            <text:p>Agenda </text:p>
          </table:table-cell>
          <table:table-cell table:style-name="ce17" office:value-type="string">
            <text:p>Description </text:p>
          </table:table-cell>
          <table:table-cell table:style-name="ce17" office:value-type="string">
            <text:p>Owners</text:p>
          </table:table-cell>
          <table:table-cell table:style-name="ce17" office:value-type="string">
            <text:p>Venue </text:p>
          </table:table-cell>
          <table:table-cell table:style-name="ce17" office:value-type="string">
            <text:p>Time</text:p>
          </table:table-cell>
          <table:table-cell table:style-name="ce59" table:number-columns-repeated="1016"/>
        </table:table-row>
        <table:table-row table:style-name="ro2">
          <table:table-cell table:style-name="ce2" table:number-columns-spanned="1" table:number-rows-spanned="16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Java Books Distribution - Self Study  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Reshma Pandey</text:p>
          </table:table-cell>
          <table:table-cell table:style-name="ce50" office:value-type="string">
            <text:p>Desk</text:p>
          </table:table-cell>
          <table:table-cell table:style-name="ce52" office:value-type="string">
            <text:p>-</text:p>
          </table:table-cell>
          <table:table-cell table:style-name="ce57" table:number-columns-repeated="1016"/>
        </table:table-row>
        <table:table-row table:style-name="ro3">
          <table:covered-table-cell table:style-name="ce3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Learning Orientation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Srashti Sengar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11:00 - 11:30 AM</text:p>
          </table:table-cell>
          <table:table-cell table:style-name="ce57" table:number-columns-repeated="1016"/>
        </table:table-row>
        <table:table-row table:style-name="ro3">
          <table:covered-table-cell table:style-name="ce3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Expectation setting with Mentors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Srashti Sengar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12:00 pm -12:3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Meeting with Supervisors/Mentors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Reshma Pandey &amp; L&amp;D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12:30 pm - 1:0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Introduction to checkstyle and Instrutions for local setup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Vipul Jain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2:00 pm - 3:0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8">
            <text:p>28-May-19</text:p>
          </table:table-cell>
          <table:table-cell table:style-name="ce18" office:value-type="string">
            <text:p>Campus to Corporate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Srashti Sengar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3:30 pm - 4:3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9">
            <text:p>29-May-19</text:p>
          </table:table-cell>
          <table:table-cell table:style-name="ce18" office:value-type="string">
            <text:p>Session on GIT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Ashish Jain and Iqubal Ahmed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11:30 am - 12:3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9">
            <text:p>29-May-19</text:p>
          </table:table-cell>
          <table:table-cell table:style-name="ce18" office:value-type="string">
            <text:p>Expectation setting with Project Buddies 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Srashti Sengar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2:30 pm - 2:45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29">
            <text:p>29-May-19</text:p>
          </table:table-cell>
          <table:table-cell table:style-name="ce18" office:value-type="string">
            <text:p>Session on Coding Best Practices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Manish Mankar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<text:s/>3:00 pm- 4:0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number-columns-repeated="2" table:style-name="ce9" office:value-type="date" office:date-value="2019-05-30">
            <text:p>30-May-19</text:p>
          </table:table-cell>
          <table:table-cell table:style-name="ce18" office:value-type="string">
            <text:p>Internal Portals </text:p>
          </table:table-cell>
          <table:table-cell table:style-name="ce18" office:value-type="string">
            <text:p>NA</text:p>
          </table:table-cell>
          <table:table-cell table:style-name="ce18" office:value-type="string">
            <text:p>Reshma Pandey</text:p>
          </table:table-cell>
          <table:table-cell table:style-name="ce50" office:value-type="string">
            <text:p>Training Room - Ground Floor</text:p>
          </table:table-cell>
          <table:table-cell table:style-name="ce53" office:value-type="string">
            <text:p>11:00 am- 11:30 am </text:p>
          </table:table-cell>
          <table:table-cell table:style-name="ce57" table:number-columns-repeated="1016"/>
        </table:table-row>
        <table:table-row table:style-name="ro4">
          <table:covered-table-cell table:style-name="ce3"/>
          <table:table-cell table:number-columns-repeated="2" table:style-name="ce9" office:value-type="date" office:date-value="2019-05-31">
            <text:p>31-May-19</text:p>
          </table:table-cell>
          <table:table-cell table:style-name="ce18" office:value-type="string">
            <text:p>Timesheet - Empower</text:p>
          </table:table-cell>
          <table:table-cell table:style-name="ce42" office:value-type="string">
            <text:p><text:span text:style-name="T1">Prequisite - </text:span></text:p>
            <text:p><text:span text:style-name="T2">Please login on empower and get familier with the tool (as </text:span><text:span text:style-name="T2">much possible) before attending the session </text:span><text:span text:style-name="T1">Prequisite - </text:span></text:p>
            <text:p><text:span text:style-name="T2">Please login on empower and get familier with the tool (as </text:span><text:span text:style-name="T2">much possible) before attending the session </text:span><text:span text:style-name="T1">Prequisite - </text:span></text:p>
            <text:p><text:span text:style-name="T2">Please login on empower and get familier with the tool (as </text:span><text:span text:style-name="T2">much possible) before attending the session </text:span><text:span text:style-name="T1">Prequisite - </text:span></text:p>
            <text:p><text:span text:style-name="T2">Please login on empower and get familier with the tool (as </text:span><text:span text:style-name="T2">much possible) before attending the session </text:span><text:span text:style-name="T1">Prequisite - </text:span></text:p>
            <text:p><text:span text:style-name="T2">Please login on empower and get familier with the tool (as </text:span><text:span text:style-name="T2">much possible) before attending the session </text:span></text:p>
          </table:table-cell>
          <table:table-cell table:style-name="ce18" office:value-type="string">
            <text:p>Pallavi Kushwah </text:p>
          </table:table-cell>
          <table:table-cell table:style-name="ce50" office:value-type="string">
            <text:p>Training Room - Ground Floor</text:p>
          </table:table-cell>
          <table:table-cell table:style-name="ce54" office:value-type="string">
            <text:p>12:00 pm -12:30 pm</text:p>
          </table:table-cell>
          <table:table-cell table:style-name="ce57" table:number-columns-repeated="1016"/>
        </table:table-row>
        <table:table-row table:style-name="ro2">
          <table:covered-table-cell table:style-name="ce3"/>
          <table:table-cell table:style-name="ce10" office:value-type="date" office:date-value="2019-05-31" table:number-columns-spanned="1" table:number-rows-spanned="5">
            <text:p>31-May-19</text:p>
          </table:table-cell>
          <table:table-cell table:style-name="ce10" office:value-type="date" office:date-value="2019-05-31" table:number-columns-spanned="1" table:number-rows-spanned="5">
            <text:p>31-May-19</text:p>
          </table:table-cell>
          <table:table-cell table:style-name="ce18" office:value-type="string">
            <text:p>-Write code and checkin the same to Git</text:p>
          </table:table-cell>
          <table:table-cell table:style-name="ce18" office:value-type="string">
            <text:p>Self Study -Topic List:</text:p>
          </table:table-cell>
          <table:table-cell table:style-name="ce43" office:value-type="string" table:number-columns-spanned="1" table:number-rows-spanned="5">
            <text:p>NA</text:p>
          </table:table-cell>
          <table:table-cell table:style-name="ce51" office:value-type="string" table:number-columns-spanned="1" table:number-rows-spanned="5">
            <text:p>Desk</text:p>
          </table:table-cell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18" office:value-type="string">
            <text:p>- Start learning Chapters from the book</text:p>
          </table:table-cell>
          <table:table-cell table:style-name="ce18" office:value-type="string">
            <text:p>'-Java basics</text:p>
          </table:table-cell>
          <table:covered-table-cell table:style-name="ce18"/>
          <table:covered-table-cell table:style-name="ce50"/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19"/>
          <table:table-cell table:style-name="ce18" office:value-type="string">
            <text:p>-- Fundamental prgramming structures, basic data types </text:p>
          </table:table-cell>
          <table:covered-table-cell table:style-name="ce18"/>
          <table:covered-table-cell table:style-name="ce50"/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19"/>
          <table:table-cell table:style-name="ce18" office:value-type="string">
            <text:p>-- OOP in JAVA - types of classes, relationships, access types</text:p>
          </table:table-cell>
          <table:covered-table-cell table:style-name="ce18"/>
          <table:covered-table-cell table:style-name="ce50"/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20"/>
          <table:table-cell table:style-name="ce43" office:value-type="string">
            <text:p>-- Overloading</text:p>
          </table:table-cell>
          <table:covered-table-cell table:style-name="ce43"/>
          <table:covered-table-cell table:style-name="ce51"/>
          <table:table-cell table:style-name="ce55"/>
          <table:table-cell table:style-name="ce56"/>
          <table:table-cell table:style-name="ce57" table:number-columns-repeated="1015"/>
        </table:table-row>
        <table:table-row table:style-name="ro5">
          <table:table-cell table:style-name="ce4" office:value-type="string" table:number-columns-spanned="1" table:number-rows-spanned="10">
            <text:p>Week 2 - Self-study on JAVA Basics, write codes and Test 1</text:p>
          </table:table-cell>
          <table:table-cell table:style-name="ce11" office:value-type="date" office:date-value="2019-06-03" table:number-columns-spanned="1" table:number-rows-spanned="4">
            <text:p>3-Jun-19</text:p>
          </table:table-cell>
          <table:table-cell table:style-name="ce11" office:value-type="date" office:date-value="2019-06-03" table:number-columns-spanned="1" table:number-rows-spanned="4">
            <text:p>3-Jun-19</text:p>
          </table:table-cell>
          <table:table-cell table:style-name="ce21" office:value-type="string" table:number-columns-spanned="1" table:number-rows-spanned="4">
            <text:p>Learning team will share Java recordings</text:p>
          </table:table-cell>
          <table:table-cell table:style-name="ce44" office:value-type="string">
            <text:p>Self Study<text:span text:style-name="T2"> -</text:span><text:span text:style-name="T1">Topic List:Self Study</text:span><text:span text:style-name="T2"> -</text:span><text:span text:style-name="T1">Topic List:Self Study</text:span><text:span text:style-name="T2"> </text:span><text:span text:style-name="T2">-</text:span><text:span text:style-name="T1">Topic List:Self Study</text:span><text:span text:style-name="T2"> -</text:span><text:span text:style-name="T1">Topic List:</text:span></text:p>
          </table:table-cell>
          <table:table-cell table:style-name="ce40" office:value-type="string" table:number-columns-spanned="1" table:number-rows-spanned="4">
            <text:p>NA</text:p>
          </table:table-cell>
          <table:table-cell table:style-name="ce40" office:value-type="string" table:number-columns-spanned="1" table:number-rows-spanned="4">
            <text:p>Desk</text:p>
          </table:table-cell>
          <table:table-cell table:style-name="ce55"/>
          <table:table-cell table:style-name="ce56"/>
          <table:table-cell table:style-name="ce57" table:number-columns-repeated="1015"/>
        </table:table-row>
        <table:table-row table:style-name="ro3">
          <table:covered-table-cell table:style-name="ce5"/>
          <table:covered-table-cell table:number-columns-repeated="2" table:style-name="ce12"/>
          <table:covered-table-cell table:style-name="ce22"/>
          <table:table-cell table:style-name="ce27" office:value-type="string">
            <text:p>'-Java basics</text:p>
          </table:table-cell>
          <table:covered-table-cell table:number-columns-repeated="2" table:style-name="ce41"/>
          <table:table-cell table:style-name="ce55"/>
          <table:table-cell table:style-name="ce56"/>
          <table:table-cell table:style-name="ce57" table:number-columns-repeated="1015"/>
        </table:table-row>
        <table:table-row table:style-name="ro6">
          <table:covered-table-cell table:style-name="ce5"/>
          <table:covered-table-cell table:number-columns-repeated="2" table:style-name="ce12"/>
          <table:covered-table-cell table:style-name="ce22"/>
          <table:table-cell table:style-name="ce27" office:value-type="string">
            <text:p>-- Fundamental prgramming structures, basic data types </text:p>
          </table:table-cell>
          <table:covered-table-cell table:number-columns-repeated="2" table:style-name="ce41"/>
          <table:table-cell table:style-name="ce55"/>
          <table:table-cell table:style-name="ce56"/>
          <table:table-cell table:style-name="ce57" table:number-columns-repeated="1015"/>
        </table:table-row>
        <table:table-row table:style-name="ro7">
          <table:covered-table-cell table:style-name="ce5"/>
          <table:covered-table-cell table:number-columns-repeated="2" table:style-name="ce11"/>
          <table:covered-table-cell table:style-name="ce21"/>
          <table:table-cell table:style-name="ce27" office:value-type="string">
            <text:p>-- OOP in JAVA - types of classes, relationships, access types</text:p>
          </table:table-cell>
          <table:covered-table-cell table:number-columns-repeated="2" table:style-name="ce40"/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3" office:value-type="date" office:date-value="2019-06-03">
            <text:p>3-Jun-19</text:p>
          </table:table-cell>
          <table:table-cell table:style-name="ce13" office:value-type="date" office:date-value="2019-06-07">
            <text:p>7-Jun-19</text:p>
          </table:table-cell>
          <table:table-cell table:style-name="ce23" office:value-type="string">
            <text:p>Self Study Course items (From JAVA Book) </text:p>
          </table:table-cell>
          <table:table-cell table:style-name="ce23" office:value-type="string">
            <text:p>-- Overloading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Desk</text:p>
          </table:table-cell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4" office:value-type="date" office:date-value="2019-06-07" table:number-columns-spanned="1" table:number-rows-spanned="5">
            <text:p>7-Jun-19</text:p>
          </table:table-cell>
          <table:table-cell table:style-name="ce14" office:value-type="date" office:date-value="2019-06-07" table:number-columns-spanned="1" table:number-rows-spanned="5">
            <text:p>7-Jun-19</text:p>
          </table:table-cell>
          <table:table-cell table:style-name="ce24" office:value-type="string" table:number-columns-spanned="1" table:number-rows-spanned="5">
            <text:p>Test 1</text:p>
          </table:table-cell>
          <table:table-cell table:style-name="ce27" office:value-type="string">
            <text:p>"<text:span text:style-name="T1">Test Topics</text:span><text:span text:style-name="T2"> :-"</text:span><text:span text:style-name="T1">Test Topics</text:span><text:span text:style-name="T2"> :-"</text:span><text:span text:style-name="T1">Test Topics</text:span><text:span text:style-name="T2"> :-"</text:span><text:span text:style-name="T1">Test Topics</text:span><text:span text:style-name="T2"> :-</text:span></text:p>
          </table:table-cell>
          <table:table-cell table:style-name="ce39" table:number-columns-spanned="1" table:number-rows-spanned="5"/>
          <table:table-cell table:style-name="ce39" office:value-type="string" table:number-columns-spanned="1" table:number-rows-spanned="5">
            <text:p>Training Room - Ground Floor</text:p>
          </table:table-cell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Design &amp; Create class hierarchy</text:p>
          </table:table-cell>
          <table:covered-table-cell table:number-columns-repeated="2" table:style-name="ce41"/>
          <table:table-cell table:style-name="ce55"/>
          <table:table-cell table:style-name="ce56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Overloaded Method signatures &amp; constructors based on problem description</text:p>
          </table:table-cell>
          <table:covered-table-cell table:number-columns-repeated="2" table:style-name="ce41"/>
          <table:table-cell table:style-name="ce56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Comparing numbers, looping contructs, date functions</text:p>
          </table:table-cell>
          <table:covered-table-cell table:number-columns-repeated="2" table:style-name="ce41"/>
          <table:table-cell table:style-name="ce57"/>
          <table:table-cell table:style-name="ce58"/>
          <table:table-cell table:style-name="ce57" table:number-columns-repeated="1015"/>
        </table:table-row>
        <table:table-row table:style-name="ro2">
          <table:covered-table-cell table:style-name="ce4"/>
          <table:covered-table-cell table:number-columns-repeated="2" table:style-name="ce11"/>
          <table:covered-table-cell table:style-name="ce26"/>
          <table:table-cell table:style-name="ce23" office:value-type="string">
            <text:p>- Merge , sort simple data structures "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table-cell table:style-name="ce6" office:value-type="string" table:number-columns-spanned="1" table:number-rows-spanned="9">
            <text:p>Week 3 - Self-study on JAVA Basics, write codes and Test 2</text:p>
          </table:table-cell>
          <table:table-cell table:style-name="ce14" office:value-type="date" office:date-value="2019-06-10" table:number-columns-spanned="1" table:number-rows-spanned="3">
            <text:p>10-Jun-19</text:p>
          </table:table-cell>
          <table:table-cell table:style-name="ce14" office:value-type="date" office:date-value="2019-06-10" table:number-columns-spanned="1" table:number-rows-spanned="3">
            <text:p>10-Jun-19</text:p>
          </table:table-cell>
          <table:table-cell table:style-name="ce27" office:value-type="string">
            <text:p>-Write code and checkin the same to Git</text:p>
          </table:table-cell>
          <table:table-cell table:style-name="ce44" office:value-type="string">
            <text:p>Self-Study- Topic List:</text:p>
          </table:table-cell>
          <table:table-cell table:style-name="ce39" office:value-type="string" table:number-columns-spanned="1" table:number-rows-spanned="3">
            <text:p>NA</text:p>
          </table:table-cell>
          <table:table-cell table:style-name="ce39" office:value-type="string" table:number-columns-spanned="1" table:number-rows-spanned="3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table-cell table:style-name="ce27" office:value-type="string">
            <text:p>-Ensure the coding best practices are met with zero checkstyle violations</text:p>
          </table:table-cell>
          <table:table-cell table:style-name="ce27" office:value-type="string">
            <text:p>-Java basics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23" office:value-type="string">
            <text:p>- Start learning Chapters from the book</text:p>
          </table:table-cell>
          <table:table-cell table:style-name="ce27" office:value-type="string">
            <text:p>- Reflection, Complex data types, Arrays, Inner classes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3" office:value-type="date" office:date-value="2019-06-10">
            <text:p>10-Jun-19</text:p>
          </table:table-cell>
          <table:table-cell table:style-name="ce13" office:value-type="date" office:date-value="2019-06-14">
            <text:p>14-Jun-19</text:p>
          </table:table-cell>
          <table:table-cell table:style-name="ce23" office:value-type="string">
            <text:p>Self-Study Course items (From JAVA Book)</text:p>
          </table:table-cell>
          <table:table-cell table:style-name="ce23" office:value-type="string">
            <text:p>-Basic exception handling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4" office:value-type="date" office:date-value="2019-06-14" table:number-columns-spanned="1" table:number-rows-spanned="5">
            <text:p>14-Jun-19</text:p>
          </table:table-cell>
          <table:table-cell table:style-name="ce14" office:value-type="date" office:date-value="2019-06-14" table:number-columns-spanned="1" table:number-rows-spanned="5">
            <text:p>14-Jun-19</text:p>
          </table:table-cell>
          <table:table-cell table:style-name="ce24" office:value-type="string" table:number-columns-spanned="1" table:number-rows-spanned="5">
            <text:p>Test 2</text:p>
          </table:table-cell>
          <table:table-cell table:style-name="ce44" office:value-type="string">
            <text:p>Test Topics :- </text:p>
          </table:table-cell>
          <table:table-cell table:style-name="ce39" office:value-type="string" table:number-columns-spanned="1" table:number-rows-spanned="5">
            <text:p>Mentors will evaluate </text:p>
          </table:table-cell>
          <table:table-cell table:style-name="ce39" office:value-type="string" table:number-columns-spanned="1" table:number-rows-spanned="5">
            <text:p>Training Room - Ground Floor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Inner classes, lambda - access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Polymorphism &amp; castin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clonin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4"/>
          <table:covered-table-cell table:number-columns-repeated="2" table:style-name="ce11"/>
          <table:covered-table-cell table:style-name="ce26"/>
          <table:table-cell table:style-name="ce27" office:value-type="string">
            <text:p>- creating your own java util package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table-cell table:style-name="ce6" office:value-type="string" table:number-columns-spanned="1" table:number-rows-spanned="5">
            <text:p>Week 4- Self Study &amp; group presentation </text:p>
          </table:table-cell>
          <table:table-cell table:style-name="ce14" office:value-type="date" office:date-value="2019-06-17" table:number-columns-spanned="1" table:number-rows-spanned="3">
            <text:p>17-Jun-19</text:p>
          </table:table-cell>
          <table:table-cell table:style-name="ce14" office:value-type="date" office:date-value="2019-06-19" table:number-columns-spanned="1" table:number-rows-spanned="3">
            <text:p>19-Jun-19</text:p>
          </table:table-cell>
          <table:table-cell table:style-name="ce28"/>
          <table:table-cell table:style-name="ce45" office:value-type="string">
            <text:p>Self-Study - Topic List:</text:p>
          </table:table-cell>
          <table:table-cell table:style-name="ce39" office:value-type="string" table:number-columns-spanned="1" table:number-rows-spanned="3">
            <text:p>NA</text:p>
          </table:table-cell>
          <table:table-cell table:style-name="ce39" office:value-type="string" table:number-columns-spanned="1" table:number-rows-spanned="3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8">
          <table:covered-table-cell table:style-name="ce5"/>
          <table:covered-table-cell table:number-columns-repeated="2" table:style-name="ce12"/>
          <table:table-cell table:style-name="ce29"/>
          <table:table-cell table:style-name="ce46" office:value-type="string">
            <text:p>'- Creational patterns &amp; their applications -- like Factory, builder, singleton 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30" office:value-type="string">
            <text:p>Self Study</text:p>
          </table:table-cell>
          <table:table-cell table:style-name="ce47"/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4" office:value-type="date" office:date-value="2019-06-20" table:number-columns-spanned="1" table:number-rows-spanned="2">
            <text:p>20-Jun-19</text:p>
          </table:table-cell>
          <table:table-cell table:style-name="ce14" office:value-type="date" office:date-value="2019-06-21" table:number-columns-spanned="1" table:number-rows-spanned="2">
            <text:p>21-Jun-19</text:p>
          </table:table-cell>
          <table:table-cell table:style-name="ce31" office:value-type="string" table:number-columns-spanned="1" table:number-rows-spanned="2">
            <text:p>Presentation (6 groups)  + Assigning Java Case study</text:p>
          </table:table-cell>
          <table:table-cell table:style-name="ce44" office:value-type="string">
            <text:p>Test Topics :- </text:p>
          </table:table-cell>
          <table:table-cell table:style-name="ce39" office:value-type="string" table:number-columns-spanned="1" table:number-rows-spanned="2">
            <text:p>Mentors will evaluate </text:p>
          </table:table-cell>
          <table:table-cell table:style-name="ce39" office:value-type="string" table:number-columns-spanned="1" table:number-rows-spanned="2">
            <text:p>Training Room - Ground Floor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8">
          <table:covered-table-cell table:style-name="ce4"/>
          <table:covered-table-cell table:number-columns-repeated="2" table:style-name="ce11"/>
          <table:covered-table-cell table:style-name="ce32"/>
          <table:table-cell table:style-name="ce48" office:value-type="string">
            <text:p>Create - rewrite API packages from Test1,2 &amp; 3 using &amp; identifying various design patterns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table-cell table:style-name="ce6" office:value-type="string" table:number-columns-spanned="1" table:number-rows-spanned="11">
            <text:p>Week 5- Self study on JAVA Advance followed by Test 3</text:p>
          </table:table-cell>
          <table:table-cell table:style-name="ce14" office:value-type="date" office:date-value="2019-06-24" table:number-columns-spanned="1" table:number-rows-spanned="6">
            <text:p>24-Jun-19</text:p>
          </table:table-cell>
          <table:table-cell table:style-name="ce14" office:value-type="date" office:date-value="2019-06-28" table:number-columns-spanned="1" table:number-rows-spanned="6">
            <text:p>28-Jun-19</text:p>
          </table:table-cell>
          <table:table-cell table:style-name="ce33" office:value-type="string" table:number-columns-spanned="1" table:number-rows-spanned="6">
            <text:p>JAVA Fundamental Part 2</text:p>
          </table:table-cell>
          <table:table-cell table:style-name="ce49" office:value-type="string">
            <text:p>Self-Study - Topic List:</text:p>
          </table:table-cell>
          <table:table-cell table:style-name="ce39" office:value-type="string" table:number-columns-spanned="1" table:number-rows-spanned="6">
            <text:p>NA</text:p>
          </table:table-cell>
          <table:table-cell table:style-name="ce39" office:value-type="string" table:number-columns-spanned="1" table:number-rows-spanned="6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34"/>
          <table:table-cell table:style-name="ce27" office:value-type="string">
            <text:p>- Exception handling &amp; management, best practices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34"/>
          <table:table-cell table:style-name="ce27" office:value-type="string">
            <text:p>- streams &amp; loggin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34"/>
          <table:table-cell table:style-name="ce27" office:value-type="string">
            <text:p>- generics &amp; collection framework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34"/>
          <table:table-cell table:style-name="ce27" office:value-type="string">
            <text:p>- packagin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35"/>
          <table:table-cell table:style-name="ce23" office:value-type="string">
            <text:p>- Multi-threading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table-cell table:style-name="ce14" office:value-type="date" office:date-value="2019-06-28" table:number-columns-spanned="1" table:number-rows-spanned="5">
            <text:p>28-Jun-19</text:p>
          </table:table-cell>
          <table:table-cell table:style-name="ce14" office:value-type="date" office:date-value="2019-06-28" table:number-columns-spanned="1" table:number-rows-spanned="5">
            <text:p>28-Jun-19</text:p>
          </table:table-cell>
          <table:table-cell table:style-name="ce24" office:value-type="string" table:number-columns-spanned="1" table:number-rows-spanned="5">
            <text:p>Test 3</text:p>
          </table:table-cell>
          <table:table-cell table:style-name="ce44" office:value-type="string">
            <text:p>Test Topics :- </text:p>
          </table:table-cell>
          <table:table-cell table:style-name="ce39" office:value-type="string" table:number-columns-spanned="1" table:number-rows-spanned="5">
            <text:p>NA</text:p>
          </table:table-cell>
          <table:table-cell table:style-name="ce39" office:value-type="string" table:number-columns-spanned="1" table:number-rows-spanned="5">
            <text:p>Training Room - Ground Floor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Mutli-threading - timers, parallel IO &amp; loggin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Design APIs using collections, generics,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25"/>
          <table:table-cell table:style-name="ce27" office:value-type="string">
            <text:p>- Multithreading &amp; collections - copying, manipulation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4"/>
          <table:covered-table-cell table:number-columns-repeated="2" table:style-name="ce11"/>
          <table:covered-table-cell table:style-name="ce26"/>
          <table:table-cell table:style-name="ce27" office:value-type="string">
            <text:p>- Creating an exception handling &amp; logging util classes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table-cell table:style-name="ce6" office:value-type="string" table:number-columns-spanned="1" table:number-rows-spanned="6">
            <text:p>Week 6 &amp; 7 - Cont. Self-study on JAVA Advance followed by Test </text:p>
          </table:table-cell>
          <table:table-cell table:style-name="ce14" office:value-type="date" office:date-value="2019-07-01" table:number-columns-spanned="1" table:number-rows-spanned="5">
            <text:p>1-Jul-19</text:p>
          </table:table-cell>
          <table:table-cell table:style-name="ce14" office:value-type="date" office:date-value="2019-07-10" table:number-columns-spanned="1" table:number-rows-spanned="5">
            <text:p>10-Jul-19</text:p>
          </table:table-cell>
          <table:table-cell table:style-name="ce36" office:value-type="string">
            <text:p>- Sessions will be conducted on CI/CD and couple of additional relevant topics</text:p>
          </table:table-cell>
          <table:table-cell table:style-name="ce45" office:value-type="string">
            <text:p>Freshers will be divided into 4 groups</text:p>
          </table:table-cell>
          <table:table-cell table:style-name="ce39" office:value-type="string" table:number-columns-spanned="1" table:number-rows-spanned="5">
            <text:p>NA</text:p>
          </table:table-cell>
          <table:table-cell table:style-name="ce39" office:value-type="string" table:number-columns-spanned="1" table:number-rows-spanned="5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table-cell table:style-name="ce27" office:value-type="string">
            <text:p>- Presentation by Freshers on advance topics of Java </text:p>
          </table:table-cell>
          <table:table-cell table:style-name="ce27" office:value-type="string">
            <text:p>1. Each group to study 1 advance topic and prepare a presentation.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table-cell table:style-name="ce37"/>
          <table:table-cell table:style-name="ce27" office:value-type="string">
            <text:p>2. 3 Days will be given for study and preparation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table-cell table:style-name="ce37"/>
          <table:table-cell table:style-name="ce27" office:value-type="string">
            <text:p>3. Presentations should be accompanied with live examples.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38"/>
          <table:table-cell table:style-name="ce23" office:value-type="string">
            <text:p>4. Audience will rate the quality of presentation 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4"/>
          <table:table-cell table:style-name="ce13" office:value-type="date" office:date-value="2019-07-11">
            <text:p>11-Jul-19</text:p>
          </table:table-cell>
          <table:table-cell table:style-name="ce13" office:value-type="date" office:date-value="2019-07-12">
            <text:p>12-Jul-19</text:p>
          </table:table-cell>
          <table:table-cell table:style-name="ce23" office:value-type="string">
            <text:p>Presentation by groups</text:p>
          </table:table-cell>
          <table:table-cell table:style-name="ce23" office:value-type="string">
            <text:p>Check the expectations from mentors before creating the presentation</text:p>
          </table:table-cell>
          <table:table-cell table:style-name="ce23" office:value-type="string">
            <text:p>Mentors will evaluate ('1 Hour to present individually )</text:p>
          </table:table-cell>
          <table:table-cell table:style-name="ce23" office:value-type="string">
            <text:p>Training Room - Ground Floor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9">
          <table:table-cell table:style-name="ce6" office:value-type="string" table:number-columns-spanned="1" table:number-rows-spanned="2">
            <text:p>Week 8 &amp; 9 - Self Study &amp; Test</text:p>
          </table:table-cell>
          <table:table-cell table:style-name="ce14" office:value-type="date" office:date-value="2019-07-15" table:number-columns-spanned="1" table:number-rows-spanned="2">
            <text:p>15-Jul-19</text:p>
          </table:table-cell>
          <table:table-cell table:style-name="ce14" office:value-type="date" office:date-value="2019-07-26" table:number-columns-spanned="1" table:number-rows-spanned="2">
            <text:p>26-Jul-19</text:p>
          </table:table-cell>
          <table:table-cell table:style-name="ce39" office:value-type="string" table:number-columns-spanned="1" table:number-rows-spanned="2">
            <text:p>Work on case study assigned in 4th week</text:p>
          </table:table-cell>
          <table:table-cell table:style-name="ce44" office:value-type="string">
            <text:p>Self-Study - Topic List:</text:p>
          </table:table-cell>
          <table:table-cell table:style-name="ce39" office:value-type="string" table:number-columns-spanned="1" table:number-rows-spanned="2">
            <text:p>NA</text:p>
          </table:table-cell>
          <table:table-cell table:style-name="ce39" office:value-type="string" table:number-columns-spanned="1" table:number-rows-spanned="2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10">
          <table:covered-table-cell table:style-name="ce4"/>
          <table:covered-table-cell table:number-columns-repeated="2" table:style-name="ce11"/>
          <table:covered-table-cell table:style-name="ce40"/>
          <table:table-cell table:style-name="ce23" office:value-type="string">
            <text:p>Spring MVC, data access &amp; security basics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8">
          <table:table-cell table:style-name="ce4" office:value-type="string">
            <text:p>Week 10- Self Study &amp; Test </text:p>
          </table:table-cell>
          <table:table-cell table:style-name="ce15" office:value-type="date" office:date-value="2019-07-29">
            <text:p>29-Jul-19</text:p>
          </table:table-cell>
          <table:table-cell table:style-name="ce15" office:value-type="date" office:date-value="2019-08-02">
            <text:p>2-Aug-19</text:p>
          </table:table-cell>
          <table:table-cell table:style-name="ce23" office:value-type="string">
            <text:p>Case study presentation by groups</text:p>
          </table:table-cell>
          <table:table-cell table:style-name="ce23" office:value-type="string">
            <text:p>Check the expectations from mentors and Sameer Bhide before creating the presentation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table-cell table:style-name="ce6" office:value-type="string" table:number-columns-spanned="1" table:number-rows-spanned="7">
            <text:p>Week 11 &amp; 12 Self Study &amp; Test 4</text:p>
          </table:table-cell>
          <table:table-cell table:style-name="ce14" office:value-type="date" office:date-value="2019-08-05" table:number-columns-spanned="1" table:number-rows-spanned="6">
            <text:p>5-Aug-19</text:p>
          </table:table-cell>
          <table:table-cell table:style-name="ce14" office:value-type="date" office:date-value="2019-08-14" table:number-columns-spanned="1" table:number-rows-spanned="6">
            <text:p>14-Aug-19</text:p>
          </table:table-cell>
          <table:table-cell table:style-name="ce39" office:value-type="string" table:number-columns-spanned="1" table:number-rows-spanned="6">
            <text:p>Self-Study on Big Data Topics</text:p>
          </table:table-cell>
          <table:table-cell table:style-name="ce27" office:value-type="string">
            <text:p>Topics for Study:</text:p>
          </table:table-cell>
          <table:table-cell table:style-name="ce39" office:value-type="string" table:number-columns-spanned="1" table:number-rows-spanned="6">
            <text:p>NA</text:p>
          </table:table-cell>
          <table:table-cell table:style-name="ce39" office:value-type="string" table:number-columns-spanned="1" table:number-rows-spanned="6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41"/>
          <table:table-cell table:style-name="ce27" office:value-type="string">
            <text:p>1. Hadoop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41"/>
          <table:table-cell table:style-name="ce27" office:value-type="string">
            <text:p>2. HDFS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41"/>
          <table:table-cell table:style-name="ce27" office:value-type="string">
            <text:p>3.MR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2"/>
          <table:covered-table-cell table:style-name="ce41"/>
          <table:table-cell table:style-name="ce27" office:value-type="string">
            <text:p>4. Hive, Pig</text:p>
          </table:table-cell>
          <table:covered-table-cell table:number-columns-repeated="2" table:style-name="ce41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40"/>
          <table:table-cell table:style-name="ce23" office:value-type="string">
            <text:p>5. Sqoop "</text:p>
          </table:table-cell>
          <table:covered-table-cell table:number-columns-repeated="2" table:style-name="ce40"/>
          <table:table-cell table:style-name="ce58" table:number-columns-repeated="2"/>
          <table:table-cell table:style-name="ce57" table:number-columns-repeated="1015"/>
        </table:table-row>
        <table:table-row table:style-name="ro2">
          <table:covered-table-cell table:style-name="ce4"/>
          <table:table-cell table:number-columns-repeated="2" table:style-name="ce13" office:value-type="date" office:date-value="2019-08-16">
            <text:p>16-Aug-19</text:p>
          </table:table-cell>
          <table:table-cell table:style-name="ce23" office:value-type="string">
            <text:p>Test 4</text:p>
          </table:table-cell>
          <table:table-cell table:style-name="ce23" office:value-type="string">
            <text:p>Online test on Big Data </text:p>
          </table:table-cell>
          <table:table-cell table:style-name="ce23" office:value-type="string">
            <text:p>NA</text:p>
          </table:table-cell>
          <table:table-cell table:style-name="ce23" office:value-type="string">
            <text:p>Desk</text:p>
          </table:table-cell>
          <table:table-cell table:style-name="ce58" table:number-columns-repeated="2"/>
          <table:table-cell table:style-name="ce57"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6/10/2019</text:date>, <text:time>14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2" style:display-name="PageStyle_Version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6-06T17:50:33</meta:print-date>
    <dc:date>2019-06-10T14:09:16</dc:date>
    <meta:document-statistic meta:table-count="1" meta:cell-count="236" meta:object-count="0"/>
    <meta:generator>OpenOffice/4.1.2$Unix OpenOffice.org_project/412m3$Build-9782</meta:generator>
  </office:meta>
</office:document-meta>
</file>